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1" style:family="text">
      <style:text-properties fo:font-size="36pt" style:font-size-asian="36pt"/>
    </style:style>
    <style:style style:name="T2" style:family="text">
      <style:text-properties fo:font-size="24pt" style:font-size-asian="24pt"/>
    </style:style>
  </office:automatic-styles>
  <office:body>
    <office:text>
      <text:tracked-changes>
        <text:changed-region xml:id="ct530869632" text:id="ct530869632">
          <text:format-change loext:style-name="T2">
            <office:change-info>
              <dc:creator>Miklos Vajna</dc:creator>
              <dc:date>2025-07-31T14:47:00</dc:date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 default font size: 12pt</text:p>
      <text:p text:style-name="Standard">This word is 24pt: <text:change-start text:change-id="ct530869632"/><text:span text:style-name="T1">test</text:span><text:change-end text:change-id="ct530869632"/></text:p>
      <text:p text:style-name="Standard">With change tracking, further increased to 36p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andolFang R" style:font-family-asian="'FandolFang R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Revision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klos Vajna</meta:initial-creator>
    <dc:creator>Miklos Vajna</dc:creator>
    <meta:editing-cycles>1</meta:editing-cycles>
    <meta:creation-date>2025-07-31T12:45:00</meta:creation-date>
    <dc:date>2025-07-31T12:47:00</dc:date>
    <meta:editing-duration>PT2M</meta:editing-duration>
    <meta:generator>Collabora_OfficeDev/25.04.5.0$Linux_X86_64 LibreOffice_project/d434d214b745a93b8f76c4729a9b197eadf78881</meta:generator>
    <meta:document-statistic meta:table-count="0" meta:image-count="0" meta:object-count="0" meta:page-count="1" meta:paragraph-count="3" meta:word-count="17" meta:character-count="98" meta:non-whitespace-character-count="84"/>
    <meta:user-defined meta:name="AppVersion">16.0000</meta:user-defined>
    <meta:template xlink:type="simple" xlink:actuate="onRequest" xlink:title="Normal" xlink:href=""/>
  </office:meta>
</office:document-meta>
</file>